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" style:family="table-cell" style:parent-style-name="Default" style:data-style-name="N0">
      <style:text-properties fo:color="#000000" style:font-name="Arial" style:font-name-asian="Arial" style:font-name-complex="Arial" style:font-family-generic="roman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tree_id</text:p>
          </table:table-cell>
          <table:table-cell office:value-type="string" table:style-name="ce2">
            <text:p>species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leaf_color</text:p>
          </table:table-cell>
          <table:table-cell office:value-type="string" table:style-name="ce2">
            <text:p>soil_type</text:p>
          </table:table-cell>
          <table:table-cell office:value-type="string" table:style-name="ce2">
            <text:p>water_needs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A</text:p>
          </table:table-cell>
          <table:table-cell office:value-type="float" office:value="8.86" table:style-name="ce2">
            <text:p>8.86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A</text:p>
          </table:table-cell>
          <table:table-cell office:value-type="float" office:value="91.42" table:style-name="ce2">
            <text:p>91.4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eem</text:p>
          </table:table-cell>
          <table:table-cell office:value-type="float" office:value="54.71" table:style-name="ce2">
            <text:p>54.71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oak</text:p>
          </table:table-cell>
          <table:table-cell office:value-type="float" office:value="17.97" table:style-name="ce2">
            <text:p>17.97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oak</text:p>
          </table:table-cell>
          <table:table-cell office:value-type="float" office:value="2.27" table:style-name="ce2">
            <text:p>2.27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A</text:p>
          </table:table-cell>
          <table:table-cell office:value-type="float" office:value="62.51" table:style-name="ce2">
            <text:p>62.5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NA</text:p>
          </table:table-cell>
          <table:table-cell office:value-type="float" office:value="27.09" table:style-name="ce2">
            <text:p>27.09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41.63" table:style-name="ce2">
            <text:p>41.63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NA</text:p>
          </table:table-cell>
          <table:table-cell office:value-type="float" office:value="97.47" table:style-name="ce2">
            <text:p>97.47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eem</text:p>
          </table:table-cell>
          <table:table-cell office:value-type="float" office:value="38.03" table:style-name="ce2">
            <text:p>38.0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eem</text:p>
          </table:table-cell>
          <table:table-cell table:style-name="ce2"/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A</text:p>
          </table:table-cell>
          <table:table-cell office:value-type="float" office:value="85.2" table:style-name="ce2">
            <text:p>85.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NA</text:p>
          </table:table-cell>
          <table:table-cell office:value-type="float" office:value="48.57" table:style-name="ce2">
            <text:p>48.57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eem</text:p>
          </table:table-cell>
          <table:table-cell office:value-type="float" office:value="38.22" table:style-name="ce2">
            <text:p>38.22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eem</text:p>
          </table:table-cell>
          <table:table-cell office:value-type="float" office:value="88.86" table:style-name="ce2">
            <text:p>88.8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oak</text:p>
          </table:table-cell>
          <table:table-cell table:style-name="ce2"/>
          <table:table-cell office:value-type="string" table:style-name="ce2">
            <text:p>Not Available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A</text:p>
          </table:table-cell>
          <table:table-cell office:value-type="float" office:value="53.1" table:style-name="ce2">
            <text:p>53.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oak</text:p>
          </table:table-cell>
          <table:table-cell office:value-type="float" office:value="7.1" table:style-name="ce2">
            <text:p>7.1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eem</text:p>
          </table:table-cell>
          <table:table-cell office:value-type="float" office:value="18.100000000000001" table:style-name="ce2">
            <text:p>18.1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eem</text:p>
          </table:table-cell>
          <table:table-cell office:value-type="float" office:value="24.68" table:style-name="ce2">
            <text:p>24.68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neem</text:p>
          </table:table-cell>
          <table:table-cell table:style-name="ce2"/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eem</text:p>
          </table:table-cell>
          <table:table-cell office:value-type="float" office:value="81.13" table:style-name="ce2">
            <text:p>81.13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oak</text:p>
          </table:table-cell>
          <table:table-cell office:value-type="float" office:value="25.64" table:style-name="ce2">
            <text:p>25.64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78.48" table:style-name="ce2">
            <text:p>78.48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neem</text:p>
          </table:table-cell>
          <table:table-cell office:value-type="float" office:value="51.38" table:style-name="ce2">
            <text:p>51.38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oak</text:p>
          </table:table-cell>
          <table:table-cell office:value-type="float" office:value="7.42" table:style-name="ce2">
            <text:p>7.42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NA</text:p>
          </table:table-cell>
          <table:table-cell office:value-type="float" office:value="25.36" table:style-name="ce2">
            <text:p>25.36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neem</text:p>
          </table:table-cell>
          <table:table-cell office:value-type="float" office:value="71.150000000000006" table:style-name="ce2">
            <text:p>71.15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NA</text:p>
          </table:table-cell>
          <table:table-cell office:value-type="float" office:value="52.51" table:style-name="ce2">
            <text:p>52.51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oak</text:p>
          </table:table-cell>
          <table:table-cell office:value-type="float" office:value="83.12" table:style-name="ce2">
            <text:p>83.12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2"/>
          <table:table-cell office:value-type="float" office:value="96.44" table:style-name="ce2">
            <text:p>96.44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NA</text:p>
          </table:table-cell>
          <table:table-cell office:value-type="float" office:value="46.54" table:style-name="ce2">
            <text:p>46.54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oak</text:p>
          </table:table-cell>
          <table:table-cell office:value-type="float" office:value="24.87" table:style-name="ce2">
            <text:p>24.87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NA</text:p>
          </table:table-cell>
          <table:table-cell office:value-type="float" office:value="55.94" table:style-name="ce2">
            <text:p>55.94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NULL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NA</text:p>
          </table:table-cell>
          <table:table-cell table:style-name="ce2"/>
          <table:table-cell office:value-type="string" table:style-name="ce2">
            <text:p>green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neem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neem</text:p>
          </table:table-cell>
          <table:table-cell office:value-type="float" office:value="42.27" table:style-name="ce2">
            <text:p>42.27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2"/>
          <table:table-cell office:value-type="float" office:value="77.81" table:style-name="ce2">
            <text:p>77.8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neem</text:p>
          </table:table-cell>
          <table:table-cell office:value-type="float" office:value="85.21" table:style-name="ce2">
            <text:p>85.21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.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oak</text:p>
          </table:table-cell>
          <table:table-cell office:value-type="float" office:value="64.900000000000006" table:style-name="ce2">
            <text:p>64.9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neem</text:p>
          </table:table-cell>
          <table:table-cell office:value-type="float" office:value="23.66" table:style-name="ce2">
            <text:p>23.66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NA</text:p>
          </table:table-cell>
          <table:table-cell office:value-type="float" office:value="11.66" table:style-name="ce2">
            <text:p>11.66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A</text:p>
          </table:table-cell>
          <table:table-cell office:value-type="float" office:value="30.08" table:style-name="ce2">
            <text:p>30.08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oak</text:p>
          </table:table-cell>
          <table:table-cell office:value-type="float" office:value="68.23" table:style-name="ce2">
            <text:p>68.23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clay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oak</text:p>
          </table:table-cell>
          <table:table-cell office:value-type="float" office:value="14.12" table:style-name="ce2">
            <text:p>14.12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A</text:p>
          </table:table-cell>
          <table:table-cell office:value-type="float" office:value="2.16" table:style-name="ce2">
            <text:p>2.16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low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A</text:p>
          </table:table-cell>
          <table:table-cell table:style-name="ce2"/>
          <table:table-cell office:value-type="string" table:style-name="ce2">
            <text:p>Not Available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oak</text:p>
          </table:table-cell>
          <table:table-cell office:value-type="float" office:value="14.39" table:style-name="ce2">
            <text:p>14.39</text:p>
          </table:table-cell>
          <table:table-cell office:value-type="string" table:style-name="ce2">
            <text:p>Not Available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neem</text:p>
          </table:table-cell>
          <table:table-cell office:value-type="float" office:value="73.489999999999995" table:style-name="ce2">
            <text:p>73.49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sandy</text:p>
          </table:table-cell>
          <table:table-cell office:value-type="string" table:style-name="ce2">
            <text:p>medium</text:p>
          </table:table-cell>
          <table:table-cell table:number-columns-repeated="16378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NA</text:p>
          </table:table-cell>
          <table:table-cell office:value-type="float" office:value="51.92" table:style-name="ce2">
            <text:p>51.92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.</text:p>
          </table:table-cell>
          <table:table-cell office:value-type="string" table:style-name="ce2">
            <text:p>high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arshkumar Kakadiya</meta:initial-creator>
    <dc:creator>cloudconvert_19</dc:creator>
    <meta:creation-date>2024-01-25T06:19:17Z</meta:creation-date>
    <dc:date>2024-04-18T06:53:23Z</dc:date>
  </office:meta>
</office:document-meta>
</file>